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eza Pro" svg:font-family="'Geeza Pr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eb86" officeooo:paragraph-rsid="0014eb86"/>
    </style:style>
    <style:style style:name="P2" style:family="paragraph" style:parent-style-name="Standard">
      <style:text-properties style:font-name="Geeza Pro" officeooo:rsid="0014eb86" officeooo:paragraph-rsid="0014eb86"/>
    </style:style>
    <style:style style:name="P3" style:family="paragraph" style:parent-style-name="Standard">
      <style:text-properties style:font-name="Geeza Pro" officeooo:rsid="00155a7c" officeooo:paragraph-rsid="00155a7c"/>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4eb86" officeooo:paragraph-rsid="0014eb86" style:font-size-asian="16pt" style:font-weight-asian="bold" style:font-size-complex="16pt" style:font-weight-complex="bold"/>
    </style:style>
    <style:style style:name="P5" style:family="paragraph" style:parent-style-name="Frame_20_contents">
      <style:text-properties officeooo:rsid="0014eb86" officeooo:paragraph-rsid="0014eb86"/>
    </style:style>
    <style:style style:name="P6" style:family="paragraph" style:parent-style-name="Frame_20_contents">
      <style:text-properties officeooo:rsid="00155a7c" officeooo:paragraph-rsid="00155a7c"/>
    </style:style>
    <style:style style:name="P7" style:family="paragraph">
      <style:paragraph-properties fo:text-align="center"/>
    </style:style>
    <style:style style:name="T1" style:family="text">
      <style:text-properties officeooo:rsid="00155a7c"/>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gr1" style:family="graphic">
      <style:graphic-properties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dule – Dév pour fabriquant de whisky</text:p>
      <text:p text:style-name="P1"/>
      <text:p text:style-name="P2"/>
      <text:p text:style-name="P2">Exemple :<text:line-break/><text:line-break/>Soit 1 bouteille d'1 litre de Whisky Premier été à Belle Île<text:line-break/>TAV : Titrage d'Alcool par Volume : 45%<text:line-break/>Prix de Vente : 100 Euros TTC<text:line-break/>Prix Hors TVA : 80 Euros avec un taux de TVA à 20%<text:line-break/><text:line-break/>Les droits à calculer et à régler sont les suivants :<text:line-break/><text:line-break/>Autres alcools (art. 403 1 2° du CGI) 1741,04 Euros / hlap (hectolitre d'alcool pur) soit 17,4104 Euros par litre d'alcool pur<text:line-break/>Cotisation sécurité sociale (art 403 1 1° du CGI) 559,02 Euros / hlap soit 5,5902 Euros par litre d'alcool pur<text:line-break/><text:line-break/>D'où :<text:line-break/><text:line-break/>1 litre de Premier été, à 45% représente alors 0,45 LAP et<text:line-break/>Autres alcools =&gt; 0,45 x 17,4104 = 7,83468 Euros<text:line-break/>Cotisation sécurité sociale =&gt; 0,45 x 5,5902 = 2,51559 Euros<text:line-break/><text:line-break/>Soit un total de 10,35027 Euros, qu'il s'agit de défalquer à la valeur hors TVA (à distinguer dans le bilan).<text:line-break/><text:line-break/>Petite remarques : lors de la vente à des revendeurs, une remise va s'appliquer (généralement 20%). Dans ce cas le prix de vente devient 80 Euros TTC, le prix hors TVA 66,67 Euros, mais les droits restent les mêmes... Ceci pour bien faire comprendre que les droits ne sont pas liés au prix de vente mais peuvent influer sur l'équilibre de la marge dans le bilan.<text:line-break/><text:line-break/>Il faudra donc prévoir une "case" par type de taxe, parce que ces valeurs sont modifiées chaque année par circulaire ministérielle. Et aussi prévoir le récapitulatif mensuel pour ces 2 données (je vais même dire 3, avec le litrage d'alcool pur total par moi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chémat : </text:p>
      <text:p text:style-name="P2"/>
      <text:p text:style-name="P2"/>
      <text:p text:style-name="P2"><draw:frame draw:style-name="fr1" draw:name="Cadre1" text:anchor-type="paragraph" svg:x="0.139cm" svg:y="0.18cm" svg:width="3.295cm" draw:z-index="0"><draw:text-box fo:min-height="1.575cm"><text:p text:style-name="P5">Produit bouteille </text:p></draw:text-box></draw:frame>→ Extrafield : TAV avec taux d’alcool pur</text:p>
      <text:p text:style-name="P2">→ Extrafield : Taxe alcool exprimée en Euros pour la bouteille</text:p>
      <text:p text:style-name="P2">→ Extrafield : Taxe Sécu exprimée en Euros pour la bouteille</text:p>
      <text:p text:style-name="P2"><draw:line text:anchor-type="paragraph" draw:z-index="3" draw:name="Forme1" draw:style-name="gr1" draw:text-style-name="P7" svg:x1="1.856cm" svg:y1="0.272cm" svg:x2="1.856cm" svg:y2="1.662cm"><text:p/></draw:line></text:p>
      <text:p text:style-name="P2"/>
      <text:p text:style-name="P2"/>
      <text:p text:style-name="P2"><draw:frame draw:style-name="fr1" draw:name="Cadre2" text:anchor-type="paragraph" svg:x="0.139cm" svg:y="0.18cm" svg:width="3.295cm" draw:z-index="1"><draw:text-box fo:min-height="1.575cm"><text:p text:style-name="P5">Vente </text:p></draw:text-box></draw:frame>→ Alimentation Stats ou liste mensuelle <text:span text:style-name="T1">des Taxes alcool et sécurité sur bouteilles vendues</text:span></text:p>
      <text:p text:style-name="P2"/>
      <text:p text:style-name="P2"><draw:line text:anchor-type="paragraph" draw:z-index="4" draw:name="Forme2" draw:style-name="gr1" draw:text-style-name="P7" svg:x1="1.762cm" svg:y1="0.272cm" svg:x2="1.762cm" svg:y2="1.662cm"><text:p/></draw:line></text:p>
      <text:p text:style-name="P2"/>
      <text:p text:style-name="P2"/>
      <text:p text:style-name="P2"><draw:frame draw:style-name="fr1" draw:name="Cadre3" text:anchor-type="paragraph" svg:x="0.139cm" svg:y="0.18cm" svg:width="3.295cm" draw:z-index="2"><draw:text-box fo:min-height="1.575cm"><text:p text:style-name="P6">Comptabilité</text:p></draw:text-box></draw:frame><text:span text:style-name="T1">→ <text:s/>Passage en comptabilité classique :</text:span></text:p>
      <text:p text:style-name="P2"><text:tab/><text:tab/><text:span text:style-name="T1">707100 vente marchandise HT</text:span></text:p>
      <text:p text:style-name="P2"><text:tab/><text:tab/><text:span text:style-name="T1">445710 Tva sur vente </text:span></text:p>
      <text:p text:style-name="P2"><text:tab/><text:tab/><text:span text:style-name="T1">411 compte client TTC</text:span></text:p>
      <text:p text:style-name="P2"/>
      <text:p text:style-name="P2"><text:tab/><text:tab/><text:tab/>→<text:span text:style-name="T1"> Insertion des valeurs extrafields dans la comptabilité :<text:tab/><text:tab/><text:tab/><text:tab/><text:tab/></text:span><text:tab/><text:span text:style-name="T1">Compte additionnel Taxe alcool</text:span></text:p>
      <text:p text:style-name="P2"><text:tab/><text:tab/><text:tab/><text:tab/><text:span text:style-name="T1">Compte additionnel Taxe sécu</text:span></text:p>
      <text:p text:style-name="P2"/>
      <text:p text:style-name="P2"/>
      <text:p text:style-name="P3">Paramétrage des extrafields avec le plan comptable pour ressortir une valeur dans la comptabi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eza Pro" svg:font-family="'Geeza Pr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12:05:54.188422426</meta:creation-date>
    <dc:date>2018-03-17T12:25:10.453884006</dc:date>
    <meta:editing-duration>PT9M6S</meta:editing-duration>
    <meta:editing-cycles>1</meta:editing-cycles>
    <meta:document-statistic meta:table-count="0" meta:image-count="0" meta:object-count="0" meta:page-count="2" meta:paragraph-count="17" meta:word-count="363" meta:character-count="2082" meta:non-whitespace-character-count="1704"/>
    <meta:generator>LibreOffice/5.1.6.2$Linux_X86_64 LibreOffice_project/10m0$Build-2</meta:generator>
  </office:meta>
</office:document-meta>
</file>